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50%" style:writing-mode="lr-tb"/>
    </style:style>
    <style:style style:name="P2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50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7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5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50%" style:writing-mode="lr-tb"/>
    </style:style>
    <style:style style:name="P13" style:family="paragraph" style:parent-style-name="Standard">
      <style:paragraph-properties fo:break-before="auto" fo:line-height="150%" style:writing-mode="lr-tb"/>
    </style:style>
    <style:style style:name="T13_1" style:family="text">
      <style:text-properties fo:font-size="14pt" style:font-size-asian="14pt" style:font-size-complex="14pt" fo:font-weight="bold" style:font-weight-asian="bold" style:font-weight-complex="bold"/>
    </style:style>
    <style:style style:name="T13_2" style:family="text">
      <style:text-properties fo:font-size="14pt" style:font-size-asian="14pt" style:font-size-complex="14pt" fo:font-weight="bold" style:font-weight-asian="bold" style:font-weight-complex="bold"/>
    </style:style>
    <style:style style:name="T13_3" style:family="text">
      <style:text-properties fo:font-size="14pt" style:font-size-asian="14pt" style:font-size-complex="14pt" fo:font-weight="bold" style:font-weight-asian="bold" style:font-weight-complex="bold"/>
    </style:style>
    <style:style style:name="T13_4" style:family="text">
      <style:text-properties fo:font-size="14pt" style:font-size-asian="14pt" style:font-size-complex="14pt" fo:font-weight="bold" style:font-weight-asian="bold" style:font-weight-complex="bold"/>
    </style:style>
    <style:style style:name="T13_5" style:family="text">
      <style:text-properties fo:font-size="14pt" style:font-size-asian="14pt" style:font-size-complex="14pt" fo:font-weight="bold" style:font-weight-asian="bold" style:font-weight-complex="bold"/>
    </style:style>
    <style:style style:name="P14" style:family="paragraph" style:parent-style-name="Standard">
      <style:paragraph-properties fo:break-before="auto" fo:line-height="150%" style:writing-mode="lr-tb"/>
    </style:style>
    <style:style style:name="T14_1" style:family="text">
      <style:text-properties fo:font-size="14pt" style:font-size-asian="14pt" style:font-size-complex="14pt" fo:font-weight="bold" style:font-weight-asian="bold" style:font-weight-complex="bold"/>
    </style:style>
    <style:style style:name="T14_2" style:family="text">
      <style:text-properties fo:font-size="14pt" style:font-size-asian="14pt" style:font-size-complex="14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6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7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19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0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1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2" style:family="paragraph" style:parent-style-name="Standard">
      <style:paragraph-properties fo:break-before="auto" fo:line-height="150%" style:writing-mode="lr-tb"/>
      <style:text-properties fo:font-size="14pt" style:font-size-asian="14pt" style:font-size-complex="14pt" fo:font-weight="bold" style:font-weight-asian="bold" style:font-weight-complex="bold"/>
    </style:style>
    <style:style style:name="P23" style:family="paragraph" style:parent-style-name="Standard">
      <style:paragraph-properties fo:break-before="auto" fo:line-height="150%" fo:margin-top="0cm" fo:margin-bottom="0cm" style:writing-mode="lr-tb"/>
    </style:style>
    <style:style style:name="T23_1" style:family="text">
      <style:text-properties fo:font-size="13pt" style:font-size-asian="13pt" style:font-size-complex="13pt" fo:font-weight="bold" style:font-weight-asian="bold" style:font-weight-complex="bold"/>
    </style:style>
    <style:style style:name="T23_2" style:family="text">
      <style:text-properties fo:font-size="13pt" style:font-size-asian="13pt" style:font-size-complex="13pt" fo:font-weight="bold" style:font-weight-asian="bold" style:font-weight-complex="bold"/>
    </style:style>
    <style:style style:name="T23_3" style:family="text">
      <style:text-properties fo:font-size="13pt" style:font-size-asian="13pt" style:font-size-complex="13pt" fo:font-weight="bold" style:font-weight-asian="bold" style:font-weight-complex="bold"/>
    </style:style>
    <style:style style:name="T23_4" style:family="text">
      <style:text-properties fo:font-size="13pt" style:font-size-asian="13pt" style:font-size-complex="13pt" fo:font-weight="bold" style:font-weight-asian="bold" style:font-weight-complex="bold"/>
    </style:style>
    <style:style style:name="T23_5" style:family="text">
      <style:text-properties fo:font-size="13pt" style:font-size-asian="13pt" style:font-size-complex="13pt" fo:font-weight="bold" style:font-weight-asian="bold" style:font-weight-complex="bold"/>
    </style:style>
    <style:style style:name="T23_6" style:family="text">
      <style:text-properties fo:font-size="13pt" style:font-size-asian="13pt" style:font-size-complex="13pt" fo:font-weight="bold" style:font-weight-asian="bold" style:font-weight-complex="bold"/>
    </style:style>
    <style:style style:name="T23_7" style:family="text">
      <style:text-properties fo:font-size="13pt" style:font-size-asian="13pt" style:font-size-complex="13pt" fo:font-weight="bold" style:font-weight-asian="bold" style:font-weight-complex="bold"/>
    </style:style>
    <style:style style:name="T23_8" style:family="text">
      <style:text-properties fo:font-size="13pt" style:font-size-asian="13pt" style:font-size-complex="13pt" fo:font-weight="bold" style:font-weight-asian="bold" style:font-weight-complex="bold"/>
    </style:style>
    <style:style style:name="T23_9" style:family="text">
      <style:text-properties fo:font-size="13pt" style:font-size-asian="13pt" style:font-size-complex="13pt" fo:font-weight="bold" style:font-weight-asian="bold" style:font-weight-complex="bold"/>
    </style:style>
    <style:style style:name="T23_10" style:family="text">
      <style:text-properties fo:font-size="13pt" style:font-size-asian="13pt" style:font-size-complex="13pt" fo:font-weight="bold" style:font-weight-asian="bold" style:font-weight-complex="bold"/>
    </style:style>
    <style:style style:name="T23_11" style:family="text">
      <style:text-properties fo:font-size="13pt" style:font-size-asian="13pt" style:font-size-complex="13pt" fo:font-weight="bold" style:font-weight-asian="bold" style:font-weight-complex="bold"/>
    </style:style>
    <style:style style:name="T23_12" style:family="text">
      <style:text-properties fo:font-size="13pt" style:font-size-asian="13pt" style:font-size-complex="13pt" fo:font-weight="bold" style:font-weight-asian="bold" style:font-weight-complex="bold"/>
    </style:style>
    <style:style style:name="T23_13" style:family="text">
      <style:text-properties fo:font-size="13pt" style:font-size-asian="13pt" style:font-size-complex="13pt" fo:font-weight="bold" style:font-weight-asian="bold" style:font-weight-complex="bold"/>
    </style:style>
    <style:style style:name="T23_14" style:family="text">
      <style:text-properties fo:font-size="13pt" style:font-size-asian="13pt" style:font-size-complex="13pt" fo:font-weight="bold" style:font-weight-asian="bold" style:font-weight-complex="bold"/>
    </style:style>
    <style:style style:name="T23_15" style:family="text">
      <style:text-properties fo:font-size="13pt" style:font-size-asian="13pt" style:font-size-complex="13pt" fo:font-weight="bold" style:font-weight-asian="bold" style:font-weight-complex="bold"/>
    </style:style>
    <style:style style:name="Table1" style:family="table">
      <style:table-properties table:align="left" style:width="17.013cm" fo:margin-left="0.097cm"/>
    </style:style>
    <style:style style:name="Column1" style:family="table-column">
      <style:table-column-properties style:column-width="2.963cm"/>
    </style:style>
    <style:style style:name="Column2" style:family="table-column">
      <style:table-column-properties style:column-width="14.049cm"/>
    </style:style>
    <style:style style:name="Row1" style:family="table-row"/>
    <style:style style:name="Cell1" style:family="table-cell">
      <style:table-cell-properties fo:background-color="#e6e6e6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5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fo:background-color="#e6e6e6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fo:background-color="#e6e6e6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2323dc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50%" style:writing-mode="lr-tb"/>
    </style:style>
    <style:style style:name="Table2" style:family="table">
      <style:table-properties table:align="left" style:width="17.039cm" fo:margin-left="0.097cm"/>
    </style:style>
    <style:style style:name="Column3" style:family="table-column">
      <style:table-column-properties style:column-width="17.039cm"/>
    </style:style>
    <style:style style:name="Row4" style:family="table-row"/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5b9bd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5b9bd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5b9bd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5b9bd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5b9bd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5b9bd5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7%" fo:margin-top="0cm" fo:margin-bottom="0.282cm" fo:margin-left="0cm" fo:margin-right="0cm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break-before="auto" fo:line-height="107%" style:writing-mode="lr-tb"/>
    </style:style>
    <style:style style:name="P57" style:family="paragraph" style:parent-style-name="Standard">
      <style:paragraph-properties fo:break-before="auto" fo:line-height="107%" style:writing-mode="lr-tb"/>
      <style:text-properties style:text-line-through-style="none" fo:font-style="normal" style:font-style-asian="normal" style:font-style-complex="normal" fo:color="#2323d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><draw:frame svg:x="0cm" svg:y="0.612cm" svg:width="8.467cm" svg:height="6.35cm" draw:style-name="FR1" text:anchor-type="char" draw:z-index="0"><draw:image xlink:href="Pictures/image1.png" xlink:type="simple" xlink:show="embed" xlink:actuate="onLoad"/></draw:frame></text:p>
      <text:p text:style-name="P7"/>
      <text:p text:style-name="P8"/>
      <text:p text:style-name="P9"/>
      <text:p text:style-name="P10"/>
      <text:p text:style-name="P11"/>
      <text:p text:style-name="P12"><text:bookmark-start text:name="id.30j0zll"/><text:bookmark-end text:name="id.30j0zll"/></text:p>
      <text:p text:style-name="P13"><text:span text:style-name="T13_1">SGB</text:span><text:span text:style-name="T13_2">_</text:span><text:span text:style-name="T13_3">RELNCQA</text:span><text:span text:style-name="T13_4">_</text:span><text:span text:style-name="T13_5">AnáliseDeRecorrênciaDeNãoConformidade</text:span></text:p>
      <text:p text:style-name="P14"><text:span text:style-name="T14_1">Versão</text:span><text:span text:style-name="T14_2"><text:s/>0.1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list text:style-name="LS1" xml:id="list0">
        <text:list-item>
          <text:p text:style-name="P23"><text:span text:style-name="T23_1">Relatório</text:span><text:span text:style-name="T23_2"><text:s/></text:span><text:span text:style-name="T23_3">de</text:span><text:span text:style-name="T23_4"><text:s/></text:span><text:span text:style-name="T23_5">Análise</text:span><text:span text:style-name="T23_6"><text:s/></text:span><text:span text:style-name="T23_7">de</text:span><text:span text:style-name="T23_8"><text:s/></text:span><text:span text:style-name="T23_9">Recorrência</text:span><text:span text:style-name="T23_10"><text:s/></text:span><text:span text:style-name="T23_11">de</text:span><text:span text:style-name="T23_12"><text:s/></text:span><text:span text:style-name="T23_13">Não</text:span><text:span text:style-name="T23_14">-</text:span><text:span text:style-name="T23_15">Conformidade</text:span></text:p>
        </text:list-item>
      </text:list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4"><text:span text:style-name="T24_1">Projeto</text:span><text:span text:style-name="T24_2">:</text:span></text:p>
          </table:table-cell>
          <table:table-cell table:style-name="Cell2">
            <text:p text:style-name="P25"><text:span text:style-name="T25_1">Sistema</text:span><text:span text:style-name="T25_2"><text:s/></text:span><text:span text:style-name="T25_3">de</text:span><text:span text:style-name="T25_4"><text:s/></text:span><text:span text:style-name="T25_5">Gestão</text:span><text:span text:style-name="T25_6"><text:s/></text:span><text:span text:style-name="T25_7">Bibliográfica</text:span><text:span text:style-name="T25_8"><text:s text:c="2"/>-<text:s/></text:span><text:span text:style-name="T25_9">sgb</text:span><text:span text:style-name="T25_10">-02-2012</text:span></text:p>
          </table:table-cell>
        </table:table-row>
        <table:table-row table:style-name="Row2">
          <table:table-cell table:style-name="Cell3">
            <text:p text:style-name="P26"><text:span text:style-name="T26_1">Data</text:span><text:span text:style-name="T26_2">:</text:span></text:p>
          </table:table-cell>
          <table:table-cell table:style-name="Cell4">
            <text:p text:style-name="P27"><text:span text:style-name="T27_1">11/01/2013</text:span></text:p>
          </table:table-cell>
        </table:table-row>
        <table:table-row table:style-name="Row3">
          <table:table-cell table:style-name="Cell5">
            <text:p text:style-name="P28"><text:span text:style-name="T28_1">Responsável</text:span><text:span text:style-name="T28_2">(</text:span><text:span text:style-name="T28_3">eis</text:span><text:span text:style-name="T28_4">):</text:span></text:p>
          </table:table-cell>
          <table:table-cell table:style-name="Cell6">
            <text:p text:style-name="P29"><text:span text:style-name="T29_1">Diogo</text:span><text:span text:style-name="T29_2"><text:s/></text:span><text:span text:style-name="T29_3">Gonçalves</text:span><text:span text:style-name="T29_4"><text:s/></text:span><text:span text:style-name="T29_5">Teodoro</text:span><text:span text:style-name="T29_6">,<text:s/></text:span><text:span text:style-name="T29_7">Klevlon</text:span><text:span text:style-name="T29_8"><text:s/></text:span><text:span text:style-name="T29_9">Borges</text:span><text:span text:style-name="T29_10"><text:s/></text:span><text:span text:style-name="T29_11">de</text:span><text:span text:style-name="T29_12"><text:s/></text:span><text:span text:style-name="T29_13">Moraes</text:span></text:p>
          </table:table-cell>
        </table:table-row>
      </table:table>
      <text:p text:style-name="P30"/>
      <table:table table:style-name="Table2">
        <table:table-column table:style-name="Column3"/>
        <table:table-row table:style-name="Row4">
          <table:table-cell table:style-name="Cell7">
            <text:h text:style-name="P31" text:outline-level="10"><text:span text:style-name="T31_1">Identificador</text:span><text:span text:style-name="T31_2"><text:s/></text:span><text:span text:style-name="T31_3">da</text:span><text:span text:style-name="T31_4"><text:s/></text:span><text:span text:style-name="T31_5">NC</text:span><text:span text:style-name="T31_6">:</text:span><text:span text:style-name="T31_7"><text:s/></text:span><text:span text:style-name="T31_8">NC</text:span><text:span text:style-name="T31_9"><text:s/>-<text:s/></text:span><text:span text:style-name="T31_10">GRE</text:span><text:span text:style-name="T31_11"><text:s/>-<text:s/></text:span><text:span text:style-name="T31_12">Comprometimento</text:span><text:span text:style-name="T31_13"><text:s/></text:span><text:span text:style-name="T31_14">com</text:span><text:span text:style-name="T31_15"><text:s/></text:span><text:span text:style-name="T31_16">os</text:span><text:span text:style-name="T31_17"><text:s/></text:span><text:span text:style-name="T31_18">requisitos</text:span></text:h>
          </table:table-cell>
        </table:table-row>
        <table:table-row table:style-name="Row5">
          <table:table-cell table:style-name="Cell8">
            <text:p text:style-name="P32"><text:span text:style-name="T32_1">Identificador</text:span><text:span text:style-name="T32_2"><text:s/></text:span><text:span text:style-name="T32_3">da</text:span><text:span text:style-name="T32_4"><text:s/></text:span><text:span text:style-name="T32_5">Recorrência</text:span><text:span text:style-name="T32_6">:</text:span><text:span text:style-name="T32_7"><text:s/></text:span><text:span text:style-name="T32_8">Primeira</text:span></text:p>
          </table:table-cell>
        </table:table-row>
        <table:table-row table:style-name="Row6">
          <table:table-cell table:style-name="Cell9">
            <text:p text:style-name="P33"><text:span text:style-name="T33_1">Iteração</text:span><text:span text:style-name="T33_2"><text:s/></text:span><text:span text:style-name="T33_3">da</text:span><text:span text:style-name="T33_4"><text:s/></text:span><text:span text:style-name="T33_5">Recorrência</text:span><text:span text:style-name="T33_6"><text:s/></text:span><text:span text:style-name="T33_7">atual</text:span><text:span text:style-name="T33_8">:</text:span><text:span text:style-name="T33_9"><text:s/></text:span><text:span text:style-name="T33_10">Construção</text:span><text:span text:style-name="T33_11"><text:s/>4</text:span></text:p>
          </table:table-cell>
        </table:table-row>
        <table:table-row table:style-name="Row7">
          <table:table-cell table:style-name="Cell10">
            <text:p text:style-name="P34"><text:span text:style-name="T34_1">Última</text:span><text:span text:style-name="T34_2"><text:s/></text:span><text:span text:style-name="T34_3">ocorrência</text:span><text:span text:style-name="T34_4"><text:s/></text:span><text:span text:style-name="T34_5">da</text:span><text:span text:style-name="T34_6"><text:s/></text:span><text:span text:style-name="T34_7">NC</text:span><text:span text:style-name="T34_8">:</text:span><text:span text:style-name="T34_9"><text:s/></text:span></text:p>
          </table:table-cell>
        </table:table-row>
        <table:table-row table:style-name="Row8">
          <table:table-cell table:style-name="Cell11">
            <text:p text:style-name="P35"><text:span text:style-name="T35_1">Situação</text:span><text:span text:style-name="T35_2"><text:s/></text:span><text:span text:style-name="T35_3">atual</text:span><text:span text:style-name="T35_4"><text:s/></text:span><text:span text:style-name="T35_5">da</text:span><text:span text:style-name="T35_6"><text:s/></text:span><text:span text:style-name="T35_7">não</text:span><text:span text:style-name="T35_8">-</text:span><text:span text:style-name="T35_9">conformidade</text:span><text:span text:style-name="T35_10">:</text:span><text:span text:style-name="T35_11"><text:s/></text:span><text:span text:style-name="T35_12">Ainda</text:span><text:span text:style-name="T35_13"><text:s/></text:span><text:span text:style-name="T35_14">não</text:span><text:span text:style-name="T35_15"><text:s/></text:span><text:span text:style-name="T35_16">verificada</text:span><text:span text:style-name="T35_17">.</text:span></text:p>
            <text:p text:style-name="P36"/>
            <text:p text:style-name="P37"/>
            <text:p text:style-name="P38"/>
            <text:p text:style-name="P39"/>
          </table:table-cell>
        </table:table-row>
        <table:table-row table:style-name="Row9">
          <table:table-cell table:style-name="Cell12">
            <text:p text:style-name="P40"><text:span text:style-name="T40_1">Pontos</text:span><text:span text:style-name="T40_2"><text:s/></text:span><text:span text:style-name="T40_3">de</text:span><text:span text:style-name="T40_4"><text:s/></text:span><text:span text:style-name="T40_5">melhoria</text:span><text:span text:style-name="T40_6">:</text:span><text:span text:style-name="T40_7"><text:s/></text:span><text:span text:style-name="T40_8">Explicitar</text:span><text:span text:style-name="T40_9"><text:s/></text:span><text:span text:style-name="T40_10">validação</text:span><text:span text:style-name="T40_11"><text:s/></text:span><text:span text:style-name="T40_12">das</text:span><text:span text:style-name="T40_13"><text:s/></text:span><text:span text:style-name="T40_14">histórias</text:span><text:span text:style-name="T40_15">:<text:s/>5,6,7,8,9,10,11,12,13</text:span></text:p>
            <text:p text:style-name="P41"/>
            <text:p text:style-name="P42"/>
            <text:p text:style-name="P43"/>
          </table:table-cell>
        </table:table-row>
        <table:table-row table:style-name="Row10">
          <table:table-cell table:style-name="Cell13">
            <text:p text:style-name="P44"><text:span text:style-name="T44_1">Evolução</text:span><text:span text:style-name="T44_2">:</text:span><text:span text:style-name="T44_3"><text:s/></text:span><text:span text:style-name="T44_4">Nada</text:span><text:span text:style-name="T44_5"><text:s/></text:span><text:span text:style-name="T44_6">consta</text:span></text:p>
            <text:p text:style-name="P45"/>
            <text:p text:style-name="P46"/>
            <text:p text:style-name="P47"/>
            <text:p text:style-name="P48"/>
            <text:p text:style-name="P49"/>
          </table:table-cell>
        </table:table-row>
        <table:table-row table:style-name="Row11">
          <table:table-cell table:style-name="Cell14">
            <text:p text:style-name="P50"><text:span text:style-name="T50_1">Classificação</text:span><text:span text:style-name="T50_2">:</text:span><text:span text:style-name="T50_3"><text:s/></text:span><text:span text:style-name="T50_4">Primeira</text:span><text:span text:style-name="T50_5"><text:s/></text:span><text:span text:style-name="T50_6">ocorrência</text:span></text:p>
          </table:table-cell>
        </table:table-row>
        <table:table-row table:style-name="Row12">
          <table:table-cell table:style-name="Cell15">
            <text:p text:style-name="P51"><text:span text:style-name="T51_1">Solução</text:span><text:span text:style-name="T51_2">:</text:span><text:span text:style-name="T51_3"><text:s/></text:span><text:span text:style-name="T51_4">Nada</text:span><text:span text:style-name="T51_5"><text:s/></text:span><text:span text:style-name="T51_6">consta</text:span></text:p>
          </table:table-cell>
        </table:table-row>
        <table:table-row table:style-name="Row13">
          <table:table-cell table:style-name="Cell16">
            <text:p text:style-name="P52"><text:span text:style-name="T52_1">Responsável</text:span><text:span text:style-name="T52_2">:</text:span><text:span text:style-name="T52_3"><text:s/></text:span><text:span text:style-name="T52_4">Nada</text:span><text:span text:style-name="T52_5"><text:s/></text:span><text:span text:style-name="T52_6">consta</text:span></text:p>
            <text:p text:style-name="P53"/>
          </table:table-cell>
        </table:table-row>
        <table:table-row table:style-name="Row14">
          <table:table-cell table:style-name="Cell17">
            <text:p text:style-name="P54"><text:span text:style-name="T54_1">Prazo</text:span><text:span text:style-name="T54_2"><text:s/></text:span><text:span text:style-name="T54_3">para</text:span><text:span text:style-name="T54_4"><text:s/></text:span><text:span text:style-name="T54_5">resolução</text:span><text:span text:style-name="T54_6">:</text:span><text:span text:style-name="T54_7"><text:s/></text:span><text:span text:style-name="T54_8">25/01/2013</text:span></text:p>
            <text:p text:style-name="P55"/>
          </table:table-cell>
        </table:table-row>
      </table:table>
      <text:p text:style-name="P56"/>
      <text:p text:style-name="P5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7%" fo:margin-top="0cm" fo:margin-bottom="0.282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7%" fo:margin-top="0.423cm" fo:margin-bottom="0cm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07%" fo:margin-top="0.282cm" fo:margin-bottom="0cm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>
      <style:paragraph-properties fo:break-before="auto" fo:line-height="107%" fo:margin-top="0.282cm" fo:margin-bottom="0cm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>
      <style:paragraph-properties fo:break-before="auto" fo:line-height="107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7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7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bottom="0cm" style:writing-mode="lr-tb"/>
      <style:text-properties fo:color="#404040" fo:font-size="28pt" style:font-size-asian="28pt" style:font-size-complex="28pt"/>
    </style:style>
    <style:style style:name="Subtitle" style:family="paragraph" style:parent-style-name="Standard">
      <style:paragraph-properties fo:break-before="auto" fo:line-height="107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min-label-width="2.54cm" text:min-label-distance="-0.95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min-label-width="4.445cm" text:min-label-distance="-2.85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min-label-width="6.35cm" text:min-label-distance="-4.762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7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><text:span text:style-name="T1_1">Fábrica</text:span><text:span text:style-name="T1_2"><text:s/></text:span><text:span text:style-name="T1_3">de</text:span><text:span text:style-name="T1_4"><text:s/></text:span><text:span text:style-name="T1_5">Software</text:span><text:span text:style-name="T1_6"><text:s/>–<text:s/></text:span><text:span text:style-name="T1_7">Instituto</text:span><text:span text:style-name="T1_8"><text:s/></text:span><text:span text:style-name="T1_9">de</text:span><text:span text:style-name="T1_10"><text:s/></text:span><text:span text:style-name="T1_11">Informática</text:span><text:span text:style-name="T1_12"><text:s/>–<text:s/></text:span><text:span text:style-name="T1_13">Universidade</text:span><text:span text:style-name="T1_14"><text:s/></text:span><text:span text:style-name="T1_15">Federal</text:span><text:span text:style-name="T1_16"><text:s/></text:span><text:span text:style-name="T1_17">de</text:span><text:span text:style-name="T1_18"><text:s/></text:span><text:span text:style-name="T1_19">Goiás</text:span><draw:frame svg:x="14.316cm" svg:y="0.185cm" svg:width="2.514cm" svg:height="1.741cm" draw:style-name="FR1" text:anchor-type="char" draw:z-index="0"><draw:image xlink:href="Pictures/image2.png" xlink:type="simple" xlink:show="embed" xlink:actuate="onLoad"/></draw:frame></text:p>
        <text:p text:style-name="P2"><text:span text:style-name="T2_1">Sistema</text:span><text:span text:style-name="T2_2"><text:s/></text:span><text:span text:style-name="T2_3">de</text:span><text:span text:style-name="T2_4"><text:s/></text:span><text:span text:style-name="T2_5">Gestão</text:span><text:span text:style-name="T2_6"><text:s/></text:span><text:span text:style-name="T2_7">Bibliográfica</text:span></text:p>
        <text:p text:style-name="P3"><text:span text:style-name="T3_1">SGB</text:span><text:span text:style-name="T3_2">_</text:span><text:span text:style-name="T3_3">RELNCQA</text:span><text:bookmark-start text:name="id.gjdgxs"/><text:bookmark-end text:name="id.gjdgxs"/><text:span text:style-name="T3_4">_</text:span><text:span text:style-name="T3_5">AnaliseDeRecorrenciaDeNaoConformidade</text:span><text:span text:style-name="T3_6"><text:s/></text:span><text:span text:style-name="T3_7">Versão</text:span><text:span text:style-name="T3_8"><text:s/>0.1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